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 Sans" svg:font-family="'Open Sans'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Resultados" style:family="table">
      <style:table-properties style:width="19.001cm" table:align="margins"/>
    </style:style>
    <style:style style:name="Resultados.A" style:family="table-column">
      <style:table-column-properties style:column-width="2.117cm" style:rel-column-width="1200*"/>
    </style:style>
    <style:style style:name="Resultados.B" style:family="table-column">
      <style:table-column-properties style:column-width="9.073cm" style:rel-column-width="5144*"/>
    </style:style>
    <style:style style:name="Resultados.C" style:family="table-column">
      <style:table-column-properties style:column-width="7.811cm" style:rel-column-width="4428*"/>
    </style:style>
    <style:style style:name="Resultados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sultados.C1" style:family="table-cell">
      <style:table-cell-properties fo:background-color="#000000" fo:padding="0.097cm" fo:border="0.05pt solid #000000">
        <style:background-image/>
      </style:table-cell-properties>
    </style:style>
    <style:style style:name="Resultados.A2" style:family="table-cell">
      <style:table-cell-properties fo:padding="0.097cm" fo:border-left="0.05pt solid #000000" fo:border-right="none" fo:border-top="none" fo:border-bottom="0.05pt solid #000000"/>
    </style:style>
    <style:style style:name="Resultados.B2" style:family="table-cell">
      <style:table-cell-properties fo:padding="0.097cm" fo:border-left="0.05pt solid #000000" fo:border-right="none" fo:border-top="none" fo:border-bottom="0.05pt solid #000000"/>
    </style:style>
    <style:style style:name="Resultados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color="#ffffff" style:font-name="Liberation Sans" fo:font-size="8pt" fo:font-weight="bold" officeooo:rsid="00125c11" officeooo:paragraph-rsid="00125c11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ffffff" style:font-name="Liberation Sans" fo:font-size="8pt" fo:font-weight="bold" officeooo:rsid="00125c11" officeooo:paragraph-rsid="00125c11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Liberation Sans" fo:font-size="8pt" officeooo:rsid="00125c11" officeooo:paragraph-rsid="00125c11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8pt" officeooo:rsid="00125c11" officeooo:paragraph-rsid="00125c11" style:font-size-asian="8pt" style:font-size-complex="8pt"/>
    </style:style>
    <style:style style:name="P5" style:family="paragraph" style:parent-style-name="Table_20_Contents">
      <style:text-properties style:font-name="Liberation Sans" fo:font-size="8pt" officeooo:rsid="00153b35" officeooo:paragraph-rsid="00153b35" style:font-size-asian="8pt" style:font-size-complex="8pt"/>
    </style:style>
    <style:style style:name="T1" style:family="text">
      <style:text-properties style:font-name="Liberation Sans" fo:font-size="8pt" officeooo:rsid="00125c11" style:font-size-asian="8pt" style:font-size-complex="8pt"/>
    </style:style>
    <style:style style:name="T2" style:family="text">
      <style:text-properties officeooo:rsid="001425ef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Resultados" table:style-name="Resultados">
        <table:table-column table:style-name="Resultados.A"/>
        <table:table-column table:style-name="Resultados.B"/>
        <table:table-column table:style-name="Resultados.C"/>
        <table:table-row>
          <table:table-cell table:style-name="Resultados.A1" office:value-type="string">
            <text:p text:style-name="P1">Código</text:p>
          </table:table-cell>
          <table:table-cell table:style-name="Resultados.A1" office:value-type="string">
            <text:p text:style-name="P1">Nombre</text:p>
          </table:table-cell>
          <table:table-cell table:style-name="Resultados.C1" office:value-type="string">
            <text:p text:style-name="P1">Detalle</text:p>
          </table:table-cell>
        </table:table-row>
        <table:table-row>
          <table:table-cell table:style-name="Resultados.A2" office:value-type="string">
            <text:p text:style-name="P3">[r.<text:span text:style-name="T2">code</text:span>;block=tbs:row]</text:p>
          </table:table-cell>
          <table:table-cell table:style-name="Resultados.B2" office:value-type="string">
            <text:p text:style-name="P3">[r.<text:span text:style-name="T2">name</text:span>]</text:p>
          </table:table-cell>
          <table:table-cell table:style-name="Resultados.C2" office:value-type="string">
            <text:p text:style-name="P5">[r.details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 Sans" svg:font-family="'Open Sans', 'Helvetica Neue', Helvetica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Farias</meta:initial-creator>
    <meta:creation-date>2015-05-14T16:33:04.392412554</meta:creation-date>
    <dc:date>2015-05-14T17:06:30.666126279</dc:date>
    <dc:creator>Facundo Farias</dc:creator>
    <meta:editing-duration>PT27M13S</meta:editing-duration>
    <meta:editing-cycles>3</meta:editing-cycles>
    <meta:generator>LibreOffice/4.1.3.2$Linux_X86_64 LibreOffice_project/410m0$Build-2</meta:generator>
    <meta:document-statistic meta:table-count="1" meta:image-count="0" meta:object-count="0" meta:page-count="1" meta:paragraph-count="6" meta:word-count="6" meta:character-count="60" meta:non-whitespace-character-count="60"/>
  </office:meta>
</office:document-meta>
</file>